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4cm" fo:min-width="0.99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5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039cm" fo:min-width="0.84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914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344cm" fo:min-width="2.40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3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39cm" fo:min-width="0.98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771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137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1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481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186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21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063cm" fo:min-width="0.87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297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000000" draw:fill-color="#000000" draw:textarea-vertical-align="middle" draw:auto-grow-height="false" fo:min-height="0cm" fo:min-width="0cm" fo:wrap-option="wrap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048cm" fo:min-width="0.951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147cm" fo:min-width="1.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60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865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cm" fo:min-width="1.148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96cm" fo:min-width="0.598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749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1.219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58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097cm" fo:min-width="0.49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184cm" fo:min-width="2.046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196cm" fo:min-width="0.75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1.104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.913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196cm" fo:min-width="0.35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0.184cm" fo:min-width="1.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27cm" fo:min-width="1.30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1.055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0.132cm" fo:min-width="1.277cm"/>
    </style:style>
    <style:style style:name="gr39" style:family="graphic" style:parent-style-name="standard">
      <style:graphic-properties svg:stroke-color="#000000" draw:textarea-vertical-align="middl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196cm" fo:min-width="0.6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1.374cm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1.138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46cm" fo:min-width="1.347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1.034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843cm"/>
    </style:style>
    <style:style style:name="gr46" style:family="graphic" style:parent-style-name="standard">
      <style:graphic-properties svg:stroke-color="#000000" draw:fill-color="#ffffff" draw:textarea-horizontal-align="justify" draw:textarea-vertical-align="middle" draw:auto-grow-height="false" fo:min-height="0.033cm" fo:min-width="0.4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ans"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loext:graphic-properties draw:fill="none" draw:fill-color="#ffffff"/>
      <style:text-properties fo:font-size="8pt" style:font-size-asian="10pt" style:font-size-complex="10pt"/>
    </style:style>
    <style:style style:name="P7" style:family="paragraph">
      <loext:graphic-properties draw:fill-color="#ffffff"/>
      <style:paragraph-properties fo:text-align="center"/>
      <style:text-properties fo:font-size="6pt" style:text-underline-style="none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ffffff"/>
      <style:paragraph-properties fo:text-align="center"/>
      <style:text-properties fo:font-size="6pt" style:font-size-asian="10pt" style:font-size-complex="10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12" style:family="paragraph">
      <loext:graphic-properties draw:fill-color="#ffffff"/>
      <style:paragraph-properties fo:text-align="center"/>
      <style:text-properties fo:font-size="6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>
      <loext:graphic-properties draw:fill-color="#ffffff"/>
      <style:paragraph-properties fo:text-align="center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T1" style:family="text">
      <style:text-properties style:font-name="Liberation Sans" fo:font-size="6pt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5.40000009536743pt" fo:font-weight="bold" style:font-size-asian="5.40000009536743pt" style:font-weight-asian="bold" style:font-size-complex="5.40000009536743pt" style:font-weight-complex="bold"/>
    </style:style>
    <style:style style:name="T4" style:family="text">
      <style:text-properties fo:font-size="8pt" style:font-size-asian="10pt" style:font-size-complex="10pt"/>
    </style:style>
    <style:style style:name="T5" style:family="text">
      <style:text-properties fo:font-size="6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font-size="6pt" style:font-size-asian="10pt" style:font-size-complex="10pt"/>
    </style:style>
    <style:style style:name="T7" style:family="text"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8" style:family="text">
      <style:text-properties fo:font-size="6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9" style:family="text">
      <style:text-properties fo:font-size="6pt" style:text-underline-style="none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2" draw:id="id2" draw:layer="layout" svg:width="1.499cm" svg:height="0.434cm" draw:transform="rotate (3.1401963901882) translate (5.599cm 1.307cm)">
          <text:p text:style-name="P1"><text:span text:style-name="T1">SEZON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" draw:text-style-name="P3" xml:id="id1" draw:id="id1" draw:layer="layout" svg:width="1.426cm" svg:height="0.386cm" draw:transform="rotate (0.0148352986419518) translate (5.968cm 0.914cm)">
          <text:p text:style-name="P1"><text:span text:style-name="T2">RO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5.971cm" svg:y1="1.107cm" svg:x2="5.599cm" svg:y2="1.088cm" draw:start-shape="id1" draw:start-glue-point="6" draw:end-shape="id2" draw:end-glue-point="1" svg:d="M5971 1107h-185v-19h-187" svg:viewBox="0 0 373 20">
          <text:p/>
        </draw:connector>
        <draw:custom-shape draw:style-name="gr2" draw:text-style-name="P3" xml:id="id3" draw:id="id3" draw:layer="layout" svg:width="1.426cm" svg:height="0.386cm" draw:transform="rotate (0.0148352986419518) translate (6cm 1.414cm)">
          <text:p text:style-name="P1"><text:span text:style-name="T2">TYP SEZON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0.702cm 0.513cm" svg:x1="6.003cm" svg:y1="1.607cm" svg:x2="5.786cm" svg:y2="1.097cm" draw:start-shape="id3" draw:start-glue-point="6" draw:end-shape="id4" draw:end-glue-point="0" svg:d="M6003 1607h-203v-507h-14v-3" svg:viewBox="0 0 218 511">
          <text:p/>
        </draw:connector>
        <draw:custom-shape draw:style-name="gr1" draw:text-style-name="P2" xml:id="id6" draw:id="id6" draw:layer="layout" svg:width="1.499cm" svg:height="0.434cm" draw:transform="rotate (3.1401963901882) translate (5.567cm 4.307cm)">
          <text:p text:style-name="P1"><text:span text:style-name="T1">ZAWODY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3" xml:id="id8" draw:id="id8" draw:layer="layout" svg:width="1.897cm" svg:height="0.409cm" draw:transform="rotate (0.0148352986419518) translate (2.697cm 4.592cm)">
          <text:p text:style-name="P1"><text:span text:style-name="T2">DATA ZAWO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2cm" svg:height="0.386cm" draw:transform="rotate (0.0148352986419518) translate (2.597cm 5.03cm)">
          <text:p text:style-name="P1"><text:span text:style-name="T2">MAX ILOŚĆ OSÓ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2.901cm" svg:height="0.594cm" draw:transform="rotate (0.00506145483078356) translate (3.296cm 2.506cm)">
          <text:p text:style-name="P1"><text:span text:style-name="T2">SKŁADA_SIĘ_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.746cm" svg:y1="2.496cm" svg:x2="4.85cm" svg:y2="1.306cm" draw:start-shape="id5" draw:start-glue-point="4" draw:end-shape="id2" draw:end-glue-point="2" svg:d="M4746 2496l104-1190" svg:viewBox="0 0 105 1191">
          <text:p/>
        </draw:connector>
        <draw:connector draw:style-name="gr7" draw:text-style-name="P4" draw:layer="layout" draw:type="line" svg:x1="4.817cm" svg:y1="3.872cm" svg:x2="4.75cm" svg:y2="3.091cm" draw:start-shape="id6" draw:start-glue-point="0" draw:end-shape="id5" draw:end-glue-point="6" svg:d="M4817 3872l-67-781" svg:viewBox="0 0 68 782">
          <text:p/>
        </draw:connector>
        <draw:connector draw:style-name="gr7" draw:text-style-name="P4" draw:layer="layout" draw:type="line" svg:x1="4.8cm" svg:y1="2.5cm" svg:x2="4.904cm" svg:y2="1.31cm" svg:d="M4800 2500l104-1190" svg:viewBox="0 0 105 1191">
          <text:p/>
        </draw:connector>
        <draw:connector draw:style-name="gr7" draw:text-style-name="P4" draw:layer="layout" draw:type="line" svg:x1="4.867cm" svg:y1="3.881cm" svg:x2="4.8cm" svg:y2="3.1cm" svg:d="M4867 3881l-67-781" svg:viewBox="0 0 68 782">
          <text:p/>
        </draw:connector>
        <draw:frame draw:style-name="gr8" draw:text-style-name="P5" draw:layer="layout" svg:width="0.183cm" svg:height="0.581cm" draw:transform="rotate (0.00610865238198015) translate (5.015cm 1.22cm)">
          <draw:text-box draw:corner-radius="0.25cm">
            <text:p><text:span text:style-name="T3">1</text:span></text:p>
          </draw:text-box>
        </draw:frame>
        <draw:frame draw:style-name="gr8" draw:text-style-name="P6" draw:layer="layout" svg:width="0.183cm" svg:height="0.581cm" draw:transform="rotate (1.55822995618054) translate (7.055cm 20.499cm)">
          <draw:text-box draw:corner-radius="0.25cm">
            <text:p><text:span text:style-name="T4">1</text:span></text:p>
          </draw:text-box>
        </draw:frame>
        <draw:frame draw:style-name="gr8" draw:text-style-name="P5" draw:layer="layout" svg:width="0.183cm" svg:height="0.581cm" draw:transform="rotate (0.00610865238198015) translate (3.815cm 3.72cm)">
          <draw:text-box draw:corner-radius="0.25cm">
            <text:p><text:span text:style-name="T3">N</text:span></text:p>
          </draw:text-box>
        </draw:frame>
        <draw:custom-shape draw:style-name="gr9" draw:text-style-name="P3" xml:id="id10" draw:id="id10" draw:layer="layout" svg:width="2.1cm" svg:height="0.409cm" draw:transform="rotate (0.0148352986419518) translate (2.497cm 5.488cm)">
          <text:p text:style-name="P1"><text:span text:style-name="T2">RANGA ZAWODÓ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7" draw:id="id7" draw:layer="layout" svg:width="1.797cm" svg:height="0.386cm" draw:transform="rotate (0.0148352986419518) translate (2.797cm 5.927cm)">
          <text:p text:style-name="P1"><text:span text:style-name="T2">LOKALIZACJ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11" draw:id="id11" draw:layer="layout" svg:width="0.901cm" svg:height="0.286cm" draw:transform="rotate (0.0148352986419518) translate (2.5cm 6.414cm)">
          <text:p text:style-name="P1"><text:span text:style-name="T2">MIAS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xml:id="id13" draw:id="id13" draw:layer="layout" svg:width="1.999cm" svg:height="0.3cm" draw:transform="rotate (0.0148352986419518) translate (1.5cm 6.73cm)">
          <text:p text:style-name="P1"><text:span text:style-name="T2">WOJEWÓDZTW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297cm" svg:x1="4.598cm" svg:y1="6.093cm" svg:x2="4.818cm" svg:y2="4.306cm" draw:start-shape="id7" draw:start-glue-point="10" draw:end-shape="id6" draw:end-glue-point="2" svg:d="M4598 6093h202v-983h18v-804" svg:viewBox="0 0 221 1788">
          <text:p/>
        </draw:connector>
        <draw:connector draw:style-name="gr3" draw:text-style-name="P1" draw:layer="layout" svg:x1="4.598cm" svg:y1="4.768cm" svg:x2="4.818cm" svg:y2="4.306cm" draw:start-shape="id8" draw:start-glue-point="10" draw:end-shape="id6" draw:end-glue-point="2" svg:d="M4598 4768h220v-462" svg:viewBox="0 0 221 463">
          <text:p/>
        </draw:connector>
        <draw:connector draw:style-name="gr3" draw:text-style-name="P1" draw:layer="layout" svg:x1="4.601cm" svg:y1="5.192cm" svg:x2="4.818cm" svg:y2="4.306cm" draw:start-shape="id9" draw:start-glue-point="10" draw:end-shape="id6" draw:end-glue-point="2" svg:d="M4601 5192h217v-886" svg:viewBox="0 0 218 887">
          <text:p/>
        </draw:connector>
        <draw:connector draw:style-name="gr3" draw:text-style-name="P1" draw:layer="layout" draw:line-skew="-0.301cm" svg:x1="4.601cm" svg:y1="5.661cm" svg:x2="4.818cm" svg:y2="4.306cm" draw:start-shape="id10" draw:start-glue-point="10" draw:end-shape="id6" draw:end-glue-point="2" svg:d="M4601 5661h199v-772h18v-583" svg:viewBox="0 0 218 1356">
          <text:p/>
        </draw:connector>
        <draw:connector draw:style-name="gr3" draw:text-style-name="P1" xml:id="id12" draw:id="id12" draw:layer="layout" svg:x1="3.404cm" svg:y1="6.543cm" svg:x2="3.702cm" svg:y2="6.3cm" draw:start-shape="id11" draw:start-glue-point="10" draw:end-shape="id7" draw:end-glue-point="8" svg:d="M3404 6543h298v-243" svg:viewBox="0 0 299 244">
          <text:p/>
        </draw:connector>
        <draw:connector draw:style-name="gr3" draw:text-style-name="P1" draw:layer="layout" draw:line-skew="-0.503cm" svg:x1="3.702cm" svg:y1="6.543cm" svg:x2="3.502cm" svg:y2="6.849cm" draw:start-shape="id12" draw:start-glue-point="0" draw:end-shape="id13" draw:end-glue-point="10" svg:d="M3702 6543h-2v306h-198" svg:viewBox="0 0 201 307">
          <text:p/>
        </draw:connector>
        <draw:custom-shape draw:style-name="gr1" draw:text-style-name="P2" xml:id="id15" draw:id="id15" draw:layer="layout" svg:width="1.499cm" svg:height="0.434cm" draw:transform="rotate (3.1401963901882) translate (19.8cm 0.878cm)">
          <text:p text:style-name="P1"><text:span text:style-name="T1">OSOBA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" draw:text-style-name="P7" xml:id="id78" draw:id="id78" draw:layer="layout" svg:width="1.387cm" svg:height="0.339cm" draw:transform="rotate (0.0136135681655558) translate (21cm 0.961cm)">
          <text:p text:style-name="P1"><text:span text:style-name="T5">NAZWISK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77" draw:id="id77" draw:layer="layout" svg:width="0.97cm" svg:height="0.349cm" draw:transform="rotate (0.0136135681655558) translate (21cm 0.451cm)">
          <text:p text:style-name="P1"><text:span text:style-name="T6">IM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xml:id="id80" draw:id="id80" draw:layer="layout" svg:width="1.159cm" svg:height="0.316cm" draw:transform="rotate (0.0136135681655558) translate (21.037cm 1.762cm)">
          <text:p text:style-name="P1"><text:span text:style-name="T5">PŁEĆ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79" draw:id="id79" draw:layer="layout" svg:width="1.941cm" svg:height="0.443cm" draw:transform="skewX (0.00226892802759263) rotate (0.0136135681655558) translate (21cm 1.326cm)">
          <text:p text:style-name="P1"><text:span text:style-name="T6">DATA URODZ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81" draw:id="id81" draw:layer="layout" svg:width="1.125cm" svg:height="0.281cm" draw:transform="rotate (0.0136135681655558) translate (21.071cm 2.177cm)">
          <text:p text:style-name="P1"><text:span text:style-name="T5">MIAS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xml:id="id14" draw:id="id14" draw:layer="layout" svg:width="0.2cm" svg:height="0.2cm" draw:transform="rotate (-1.57428698529889) translate (19.202cm 2.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9.101cm" svg:y1="2.699cm" svg:x2="19.051cm" svg:y2="0.877cm" draw:start-shape="id14" draw:start-glue-point="6" draw:end-shape="id15" draw:end-glue-point="2" svg:d="M19101 2699l-50-1822" svg:viewBox="0 0 51 1823">
          <text:p/>
        </draw:connector>
        <draw:connector draw:style-name="gr7" draw:text-style-name="P4" draw:layer="layout" draw:type="line" svg:x1="19.15cm" svg:y1="2.7cm" svg:x2="19.101cm" svg:y2="0.878cm" svg:d="M19150 2700l-49-1822" svg:viewBox="0 0 50 1823">
          <text:p/>
        </draw:connector>
        <draw:custom-shape draw:style-name="gr1" draw:text-style-name="P2" xml:id="id16" draw:id="id16" draw:layer="layout" svg:width="1.499cm" svg:height="0.434cm" draw:transform="rotate (3.1401963901882) translate (18.6cm 4.4cm)">
          <text:p text:style-name="P1"><text:span text:style-name="T1">ZAWODNIK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" draw:text-style-name="P2" xml:id="id17" draw:id="id17" draw:layer="layout" svg:width="1.499cm" svg:height="0.434cm" draw:transform="rotate (3.1401963901882) translate (22.782cm 8.919cm)">
          <text:p text:style-name="P1"><text:span text:style-name="T1">TRENER</text:span></text:p>
          <draw:enhanced-geometry svg:viewBox="0 0 21600 21600" draw:mirror-horizontal="false" draw:mirror-vertical="true" draw:type="rectangle" draw:enhanced-path="M 0 0 L 21600 0 21600 21600 0 21600 0 0 Z N"/>
        </draw:custom-shape>
        <draw:connector draw:style-name="gr7" draw:text-style-name="P4" draw:layer="layout" draw:type="line" svg:x1="19.101cm" svg:y1="2.899cm" svg:x2="17.85cm" svg:y2="3.965cm" draw:start-shape="id14" draw:start-glue-point="10" draw:end-shape="id16" draw:end-glue-point="0" svg:d="M19101 2899l-1251 1066" svg:viewBox="0 0 1252 1067">
          <text:p/>
        </draw:connector>
        <draw:connector draw:style-name="gr7" draw:text-style-name="P4" draw:layer="layout" draw:type="line" svg:x1="19.101cm" svg:y1="2.899cm" svg:x2="22.032cm" svg:y2="8.484cm" draw:start-shape="id14" draw:start-glue-point="10" draw:end-shape="id17" draw:end-glue-point="0" svg:d="M19101 2899l2931 5585" svg:viewBox="0 0 2932 5586">
          <text:p/>
        </draw:connector>
        <draw:custom-shape draw:style-name="gr19" draw:text-style-name="P10" draw:layer="layout" svg:width="0.183cm" svg:height="0.25cm" draw:transform="rotate (2.32687295875884) translate (18.517cm 3.505cm)">
          <text:p/>
          <draw:enhanced-geometry svg:viewBox="0 0 21600 21600" draw:mirror-horizontal="true" draw:mirror-vertical="false" draw:glue-points="21600 0 0 10800 21600 21600 ?f0 10800" draw:text-areas="?f1 ?f10 21600 ?f11" draw:type="moon" draw:modifiers="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0" draw:layer="layout" svg:width="0.183cm" svg:height="0.249cm" draw:transform="rotate (1.15785142577304) translate (19.635cm 4.194cm)">
          <text:p/>
          <draw:enhanced-geometry svg:viewBox="0 0 21600 21600" draw:mirror-horizontal="true" draw:glue-points="21600 0 0 10800 21600 21600 ?f0 10800" draw:text-areas="?f1 ?f10 21600 ?f11" draw:type="moon" draw:modifiers="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3" xml:id="id18" draw:id="id18" draw:layer="layout" svg:width="2.901cm" svg:height="0.594cm" draw:transform="rotate (0.00506145483078356) translate (9.696cm 1.822cm)">
          <text:p text:style-name="P1"><text:span text:style-name="T2">UCZESTNICZ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5.567cm" svg:y1="4.088cm" svg:x2="9.697cm" svg:y2="2.116cm" draw:start-shape="id6" draw:start-glue-point="1" draw:end-shape="id18" draw:end-glue-point="5" svg:d="M5567 4088l4130-1972" svg:viewBox="0 0 4131 1973">
          <text:p/>
        </draw:connector>
        <draw:custom-shape draw:style-name="gr20" draw:text-style-name="P3" draw:layer="layout" svg:width="2.901cm" svg:height="0.594cm" draw:transform="rotate (0.00506145483078356) translate (3.296cm 2.507cm)">
          <text:p text:style-name="P1"><text:span text:style-name="T2">SKŁADA_SIĘ_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5" draw:layer="layout" svg:width="0.183cm" svg:height="0.581cm" draw:transform="rotate (0.00610865238198015) translate (7.398cm 2.001cm)">
          <draw:text-box draw:corner-radius="0.25cm">
            <text:p><text:span text:style-name="T3">N</text:span></text:p>
          </draw:text-box>
        </draw:frame>
        <draw:custom-shape draw:style-name="gr21" draw:text-style-name="P2" xml:id="id20" draw:id="id20" draw:layer="layout" svg:width="2cm" svg:height="0.397cm" draw:transform="rotate (3.1401963901882) translate (13.299cm 8.067cm)">
          <text:p text:style-name="P1"><text:span text:style-name="T1">GRUPA STARTOWA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3" xml:id="id19" draw:id="id19" draw:layer="layout" svg:width="1.565cm" svg:height="0.386cm" draw:transform="rotate (0.0148352986419518) translate (10.565cm 8.19cm)">
          <text:p text:style-name="P1"><text:span text:style-name="T2">TYP GRU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1" draw:id="id21" draw:layer="layout" svg:width="1.929cm" svg:height="0.386cm" draw:transform="rotate (0.0148352986419518) translate (10.265cm 8.695cm)">
          <text:p text:style-name="P1"><text:span text:style-name="T2">MAX ILOŚĆ OSÓ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2" draw:id="id22" draw:layer="layout" svg:x1="12.134cm" svg:y1="8.359cm" svg:x2="12.3cm" svg:y2="8.065cm" draw:start-shape="id19" draw:start-glue-point="10" draw:end-shape="id20" draw:end-glue-point="2" svg:d="M12134 8359h166v-294" svg:viewBox="0 0 167 295">
          <text:p/>
        </draw:connector>
        <draw:connector draw:style-name="gr3" draw:text-style-name="P1" draw:layer="layout" draw:line-skew="-0.501cm" svg:x1="12.198cm" svg:y1="8.858cm" svg:x2="12.3cm" svg:y2="8.359cm" draw:start-shape="id21" draw:start-glue-point="10" draw:end-shape="id22" draw:end-glue-point="0" svg:d="M12198 8858h102v-499" svg:viewBox="0 0 103 500">
          <text:p/>
        </draw:connector>
        <draw:custom-shape draw:style-name="gr24" draw:text-style-name="P3" xml:id="id23" draw:id="id23" draw:layer="layout" svg:width="3.294cm" svg:height="1.098cm" draw:transform="rotate (0.00506145483078356) translate (6.9cm 7.4cm)">
          <text:p text:style-name="P1"><text:span text:style-name="T2">DZIELĄ UCZESTNIKÓW 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2.599cm" svg:y1="2.102cm" svg:x2="17.101cm" svg:y2="4.183cm" draw:start-shape="id18" draw:start-glue-point="7" draw:end-shape="id16" svg:d="M12599 2102l4502 2081" svg:viewBox="0 0 4503 2082">
          <text:p/>
        </draw:connector>
        <draw:connector draw:style-name="gr7" draw:text-style-name="P4" draw:layer="layout" draw:type="line" svg:x1="6.902cm" svg:y1="7.946cm" svg:x2="5.566cm" svg:y2="4.172cm" draw:start-shape="id23" draw:start-glue-point="5" svg:d="M6902 7946l-1336-3774" svg:viewBox="0 0 1337 3775">
          <text:p/>
        </draw:connector>
        <draw:connector draw:style-name="gr7" draw:text-style-name="P4" draw:layer="layout" draw:type="line" svg:x1="10.197cm" svg:y1="7.93cm" svg:x2="11.299cm" svg:y2="7.868cm" draw:start-shape="id23" draw:start-glue-point="7" draw:end-shape="id20" draw:end-glue-point="3" svg:d="M10197 7930l1102-62" svg:viewBox="0 0 1103 63">
          <text:p/>
        </draw:connector>
        <draw:frame draw:style-name="gr8" draw:text-style-name="P5" draw:layer="layout" svg:width="0.183cm" svg:height="0.581cm" draw:transform="rotate (0.00610865238198015) translate (5.698cm 5.02cm)">
          <draw:text-box draw:corner-radius="0.25cm">
            <text:p><text:span text:style-name="T3">1</text:span></text:p>
          </draw:text-box>
        </draw:frame>
        <draw:custom-shape draw:style-name="gr25" draw:text-style-name="P3" xml:id="id24" draw:id="id24" draw:layer="layout" svg:width="2.196cm" svg:height="0.892cm" draw:transform="rotate (0.00506145483078356) translate (13.8cm 7.489cm)">
          <text:p text:style-name="P1"><text:span text:style-name="T2">SKŁADA <text:s/>SIĘ 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5.999cm" svg:y1="7.922cm" svg:x2="17.101cm" svg:y2="4.183cm" draw:start-shape="id24" draw:start-glue-point="7" draw:end-shape="id16" draw:end-glue-point="3" svg:d="M15999 7922l1102-3739" svg:viewBox="0 0 1103 3740">
          <text:p/>
        </draw:connector>
        <draw:connector draw:style-name="gr7" draw:text-style-name="P4" draw:layer="layout" draw:type="line" svg:x1="13.802cm" svg:y1="7.934cm" svg:x2="13.299cm" svg:y2="7.865cm" draw:start-shape="id24" draw:start-glue-point="5" draw:end-shape="id20" draw:end-glue-point="1" svg:d="M13802 7934l-503-69" svg:viewBox="0 0 504 70">
          <text:p/>
        </draw:connector>
        <draw:frame draw:style-name="gr8" draw:text-style-name="P5" draw:layer="layout" svg:width="0.183cm" svg:height="0.581cm" draw:transform="rotate (0.00610865238198015) translate (19.098cm 4.52cm)">
          <draw:text-box draw:corner-radius="0.25cm">
            <text:p><text:span text:style-name="T3">N</text:span></text:p>
          </draw:text-box>
        </draw:frame>
        <draw:connector draw:style-name="gr7" draw:text-style-name="P4" draw:layer="layout" draw:type="line" svg:x1="13.803cm" svg:y1="7.881cm" svg:x2="13.3cm" svg:y2="7.812cm" svg:d="M13803 7881l-503-69" svg:viewBox="0 0 504 70">
          <text:p/>
        </draw:connector>
        <draw:connector draw:style-name="gr7" draw:text-style-name="P4" xml:id="id52" draw:id="id52" draw:layer="layout" draw:type="line" svg:x1="5.6cm" svg:y1="4.172cm" svg:x2="9.73cm" svg:y2="2.2cm" svg:d="M5600 4172l4130-1972" svg:viewBox="0 0 4131 1973">
          <text:p/>
        </draw:connector>
        <draw:custom-shape draw:style-name="gr26" draw:text-style-name="P11" xml:id="id26" draw:id="id26" draw:layer="layout" svg:width="1.765cm" svg:height="0.386cm" draw:transform="rotate (0.0148352986419518) translate (22.209cm 7.245cm)">
          <text:p text:style-name="P1"><text:span text:style-name="T7">NR LICENCJ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25" draw:id="id25" draw:layer="layout" svg:width="2.429cm" svg:height="0.386cm" draw:transform="rotate (0.0148352986419518) translate (22.148cm 7.74cm)">
          <text:p text:style-name="P1"><text:span text:style-name="T2">CZY AKTYWN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7" draw:id="id27" draw:layer="layout" svg:x1="22.151cm" svg:y1="7.932cm" svg:x2="22.032cm" svg:y2="8.484cm" draw:start-shape="id25" draw:start-glue-point="6" draw:end-shape="id17" draw:end-glue-point="0" svg:d="M22151 7932h-119v552" svg:viewBox="0 0 120 553">
          <text:p/>
        </draw:connector>
        <draw:connector draw:style-name="gr3" draw:text-style-name="P1" draw:layer="layout" draw:line-skew="0.551cm" svg:x1="22.212cm" svg:y1="7.437cm" svg:x2="22.032cm" svg:y2="7.932cm" draw:start-shape="id26" draw:start-glue-point="6" draw:end-shape="id27" draw:end-glue-point="0" svg:d="M22212 7437h-130v495h-50" svg:viewBox="0 0 181 496">
          <text:p/>
        </draw:connector>
        <draw:custom-shape draw:style-name="gr1" draw:text-style-name="P2" xml:id="id28" draw:id="id28" draw:layer="layout" svg:width="1.499cm" svg:height="0.434cm" draw:transform="rotate (3.1401963901882) translate (27.716cm 12.852cm)">
          <text:p text:style-name="P1"><text:span text:style-name="T1">KLUB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3" draw:text-style-name="P7" xml:id="id30" draw:id="id30" draw:layer="layout" svg:width="1.387cm" svg:height="0.339cm" draw:transform="rotate (0.0136135681655558) translate (25.464cm 13.373cm)">
          <text:p text:style-name="P1"><text:span text:style-name="T5">ADR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29" draw:id="id29" draw:layer="layout" svg:width="0.97cm" svg:height="0.349cm" draw:transform="rotate (0.0136135681655558) translate (25.864cm 12.963cm)">
          <text:p text:style-name="P1"><text:span text:style-name="T6">NAZW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7" xml:id="id32" draw:id="id32" draw:layer="layout" svg:width="2.943cm" svg:height="0.316cm" draw:transform="rotate (0.0136135681655558) translate (23.87cm 14.236cm)">
          <text:p text:style-name="P1"><text:span text:style-name="T5">STRONA INTERNETOW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8" xml:id="id31" draw:id="id31" draw:layer="layout" svg:width="1.941cm" svg:height="0.443cm" draw:transform="skewX (0.00226892802759263) rotate (0.0136135681655558) translate (24.918cm 13.739cm)">
          <text:p text:style-name="P1"><text:span text:style-name="T6">MIAS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6.967cm" svg:y1="12.851cm" svg:x2="26.837cm" svg:y2="13.124cm" draw:start-shape="id28" draw:start-glue-point="2" draw:end-shape="id29" draw:end-glue-point="10" svg:d="M26967 12851v273h-130" svg:viewBox="0 0 131 274">
          <text:p/>
        </draw:connector>
        <draw:connector draw:style-name="gr3" draw:text-style-name="P1" draw:layer="layout" svg:x1="26.854cm" svg:y1="13.522cm" svg:x2="26.967cm" svg:y2="12.851cm" draw:start-shape="id30" draw:start-glue-point="10" draw:end-shape="id28" draw:end-glue-point="2" svg:d="M26854 13522h113v-671" svg:viewBox="0 0 114 672">
          <text:p/>
        </draw:connector>
        <draw:connector draw:style-name="gr3" draw:text-style-name="P1" draw:layer="layout" svg:x1="26.862cm" svg:y1="13.934cm" svg:x2="26.967cm" svg:y2="12.851cm" draw:start-shape="id31" draw:start-glue-point="10" draw:end-shape="id28" draw:end-glue-point="2" svg:d="M26862 13934h105v-1083" svg:viewBox="0 0 106 1084">
          <text:p/>
        </draw:connector>
        <draw:connector draw:style-name="gr3" draw:text-style-name="P1" draw:layer="layout" draw:line-skew="-0.398cm" svg:x1="26.816cm" svg:y1="14.352cm" svg:x2="26.967cm" svg:y2="12.851cm" draw:start-shape="id32" draw:start-glue-point="10" draw:end-shape="id28" draw:end-glue-point="2" svg:d="M26816 14352h101v-818h50v-683" svg:viewBox="0 0 152 1502">
          <text:p/>
        </draw:connector>
        <draw:custom-shape draw:style-name="gr29" draw:text-style-name="P3" xml:id="id33" draw:id="id33" draw:layer="layout" svg:width="1.997cm" svg:height="0.693cm" draw:transform="rotate (0.00506145483078356) translate (26.1cm 10.207cm)">
          <text:p text:style-name="P1"><text:span text:style-name="T2">PRACUJE 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22.033cm" svg:y1="8.918cm" svg:x2="27.098cm" svg:y2="10.2cm" draw:start-shape="id17" draw:start-glue-point="2" draw:end-shape="id33" draw:end-glue-point="4" svg:d="M22033 8918l5065 1282" svg:viewBox="0 0 5066 1283">
          <text:p/>
        </draw:connector>
        <draw:connector draw:style-name="gr7" draw:text-style-name="P4" draw:layer="layout" draw:type="line" svg:x1="27.102cm" svg:y1="10.894cm" svg:x2="26.966cm" svg:y2="12.417cm" draw:start-shape="id33" draw:start-glue-point="6" draw:end-shape="id28" draw:end-glue-point="0" svg:d="M27102 10894l-136 1523" svg:viewBox="0 0 137 1524">
          <text:p/>
        </draw:connector>
        <draw:frame draw:style-name="gr8" draw:text-style-name="P5" draw:layer="layout" svg:width="0.183cm" svg:height="0.581cm" draw:transform="rotate (0.00610865238198015) translate (22.398cm 9.001cm)">
          <draw:text-box draw:corner-radius="0.25cm">
            <text:p><text:span text:style-name="T3">N</text:span></text:p>
          </draw:text-box>
        </draw:frame>
        <draw:custom-shape draw:style-name="gr30" draw:text-style-name="P2" xml:id="id38" draw:id="id38" draw:layer="layout" svg:width="2.546cm" svg:height="0.434cm" draw:transform="rotate (3.1401963901882) translate (18.946cm 16.722cm)">
          <text:p text:style-name="P1"><text:span text:style-name="T1">PLAN TRENINGOWY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1" draw:text-style-name="P3" xml:id="id35" draw:id="id35" draw:layer="layout" svg:width="2.498cm" svg:height="0.892cm" draw:transform="rotate (0.00506145483078356) translate (8.998cm 14.113cm)">
          <text:p text:style-name="P1"><text:span text:style-name="T2">TRENUJE WEDŁU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3" xml:id="id34" draw:id="id34" draw:layer="layout" svg:width="2.268cm" svg:height="0.386cm" draw:transform="rotate (0.0148352986419518) translate (7.824cm 15.304cm)">
          <text:p text:style-name="P1"><text:span text:style-name="T2">DATA ROZPOCZĘC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36" draw:id="id36" draw:layer="layout" svg:width="2.268cm" svg:height="0.386cm" draw:transform="rotate (0.0148352986419518) translate (7.827cm 15.794cm)">
          <text:p text:style-name="P1"><text:span text:style-name="T2">DATA ZAKOŃCZE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0.096cm" svg:y1="15.462cm" svg:x2="10.251cm" svg:y2="14.997cm" draw:start-shape="id34" draw:start-glue-point="10" draw:end-shape="id35" draw:end-glue-point="6" svg:d="M10096 15462h155v-465" svg:viewBox="0 0 156 466">
          <text:p/>
        </draw:connector>
        <draw:connector draw:style-name="gr3" draw:text-style-name="P1" draw:layer="layout" svg:x1="10.099cm" svg:y1="15.952cm" svg:x2="10.251cm" svg:y2="14.997cm" draw:start-shape="id36" draw:start-glue-point="10" draw:end-shape="id35" draw:end-glue-point="6" svg:d="M10099 15952h152v-955" svg:viewBox="0 0 153 956">
          <text:p/>
        </draw:connector>
        <draw:custom-shape draw:style-name="gr33" draw:text-style-name="P3" xml:id="id37" draw:id="id37" draw:layer="layout" svg:width="1.997cm" svg:height="0.386cm" draw:transform="rotate (0.0148352986419518) translate (15.6cm 17.114cm)">
          <text:p text:style-name="P1"><text:span text:style-name="T2">RODZAJ PLAN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70" draw:id="id70" draw:layer="layout" svg:x1="17.601cm" svg:y1="17.276cm" svg:x2="17.674cm" svg:y2="16.72cm" draw:start-shape="id37" draw:start-glue-point="10" draw:end-shape="id38" draw:end-glue-point="2" svg:d="M17601 17276h73v-556" svg:viewBox="0 0 74 557">
          <text:p/>
        </draw:connector>
        <draw:custom-shape draw:style-name="gr34" draw:text-style-name="P3" xml:id="id39" draw:id="id39" draw:layer="layout" svg:width="1.698cm" svg:height="0.892cm" draw:transform="rotate (0.00506145483078356) translate (19.4cm 16.097cm)">
          <text:p text:style-name="P1"><text:span text:style-name="T2">TWORZ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9.402cm" svg:y1="16.541cm" svg:x2="18.946cm" svg:y2="16.501cm" draw:start-shape="id39" draw:start-glue-point="5" draw:end-shape="id38" draw:end-glue-point="1" svg:d="M19402 16541l-456-40" svg:viewBox="0 0 457 41">
          <text:p/>
        </draw:connector>
        <draw:connector draw:style-name="gr7" draw:text-style-name="P4" draw:layer="layout" draw:type="line" svg:x1="21.101cm" svg:y1="16.533cm" svg:x2="22.033cm" svg:y2="8.918cm" draw:start-shape="id39" draw:start-glue-point="7" draw:end-shape="id17" draw:end-glue-point="2" svg:d="M21101 16533l932-7615" svg:viewBox="0 0 933 7616">
          <text:p/>
        </draw:connector>
        <draw:connector draw:style-name="gr7" draw:text-style-name="P4" draw:layer="layout" draw:type="line" svg:x1="19.458cm" svg:y1="16.484cm" svg:x2="19.002cm" svg:y2="16.444cm" svg:d="M19458 16484l-456-40" svg:viewBox="0 0 457 41">
          <text:p/>
        </draw:connector>
        <draw:frame draw:style-name="gr8" draw:text-style-name="P5" draw:layer="layout" svg:width="0.183cm" svg:height="0.581cm" draw:transform="rotate (0.00610865238198015) translate (21.581cm 9.02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183cm" svg:height="0.581cm" draw:transform="rotate (0.00610865238198015) translate (19.1cm 15.985cm)">
          <draw:text-box draw:corner-radius="0.25cm">
            <text:p><text:span text:style-name="T3">N</text:span></text:p>
          </draw:text-box>
        </draw:frame>
        <draw:custom-shape draw:style-name="gr35" draw:text-style-name="P2" xml:id="id41" draw:id="id41" draw:layer="layout" svg:width="2.2cm" svg:height="0.434cm" draw:transform="rotate (3.1401963901882) translate (16.5cm 9.625cm)">
          <text:p text:style-name="P1"><text:span text:style-name="T1">PROFESJONALISTA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" draw:text-style-name="P2" xml:id="id42" draw:id="id42" draw:layer="layout" svg:width="1.499cm" svg:height="0.434cm" draw:transform="rotate (3.1401963901882) translate (18.899cm 8.6cm)">
          <text:p text:style-name="P1"><text:span text:style-name="T1">AMATO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8" draw:text-style-name="P9" xml:id="id40" draw:id="id40" draw:layer="layout" svg:width="0.195cm" svg:height="0.2cm" draw:transform="rotate (-1.57428698529889) translate (17.774cm 5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83cm" svg:height="0.25cm" draw:transform="rotate (2.05582332592412) translate (17.186cm 6.392cm)">
          <text:p/>
          <draw:enhanced-geometry svg:viewBox="0 0 21600 21600" draw:mirror-horizontal="true" draw:glue-points="21600 0 0 10800 21600 21600 ?f0 10800" draw:text-areas="?f1 ?f10 21600 ?f11" draw:type="moon" draw:modifiers="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9" draw:text-style-name="P10" draw:layer="layout" svg:width="0.183cm" svg:height="0.248cm" draw:transform="rotate (1.14284159420589) translate (17.92cm 7.636cm)">
          <text:p/>
          <draw:enhanced-geometry svg:viewBox="0 0 21600 21600" draw:mirror-horizontal="true" draw:glue-points="21600 0 0 10800 21600 21600 ?f0 10800" draw:text-areas="?f1 ?f10 21600 ?f11" draw:type="moon" draw:modifiers="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7" draw:text-style-name="P4" draw:layer="layout" draw:type="line" svg:x1="17.674cm" svg:y1="5.499cm" svg:x2="17.851cm" svg:y2="4.399cm" draw:start-shape="id40" draw:start-glue-point="6" draw:end-shape="id16" draw:end-glue-point="2" svg:d="M17674 5499l177-1100" svg:viewBox="0 0 178 1101">
          <text:p/>
        </draw:connector>
        <draw:connector draw:style-name="gr7" draw:text-style-name="P4" draw:layer="layout" draw:type="line" svg:x1="17.723cm" svg:y1="5.5cm" svg:x2="17.9cm" svg:y2="4.4cm" svg:d="M17723 5500l177-1100" svg:viewBox="0 0 178 1101">
          <text:p/>
        </draw:connector>
        <draw:connector draw:style-name="gr7" draw:text-style-name="P4" draw:layer="layout" draw:type="line" svg:x1="17.603cm" svg:y1="5.665cm" svg:x2="15.4cm" svg:y2="9.19cm" draw:start-shape="id40" draw:start-glue-point="9" draw:end-shape="id41" draw:end-glue-point="0" svg:d="M17603 5665l-2203 3525" svg:viewBox="0 0 2204 3526">
          <text:p/>
        </draw:connector>
        <draw:connector draw:style-name="gr7" draw:text-style-name="P4" draw:layer="layout" draw:type="line" svg:x1="17.745cm" svg:y1="5.665cm" svg:x2="18.149cm" svg:y2="8.165cm" draw:start-shape="id40" draw:start-glue-point="11" draw:end-shape="id42" draw:end-glue-point="0" svg:d="M17745 5665l404 2500" svg:viewBox="0 0 405 2501">
          <text:p/>
        </draw:connector>
        <draw:custom-shape draw:style-name="gr36" draw:text-style-name="P8" xml:id="id43" draw:id="id43" draw:layer="layout" svg:width="2.557cm" svg:height="0.673cm" draw:transform="skewX (0.0015707963267949) rotate (0.00628318530717958) translate (11.14cm 10.061cm)">
          <text:p text:style-name="P1"><text:span text:style-name="T6">KATEGORIA WIEKOW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8" xml:id="id44" draw:id="id44" draw:layer="layout" svg:width="2.199cm" svg:height="0.54cm" draw:transform="rotate (0.00628318530717959) translate (11.303cm 10.78cm)">
          <text:p text:style-name="P1"><text:span text:style-name="T6">KLASA SPORTOW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45" draw:id="id45" draw:layer="layout" svg:width="2.511cm" svg:height="0.54cm" draw:transform="rotate (0.00628318530717959) translate (11.04cm 11.46cm)">
          <text:p text:style-name="P1"><text:span text:style-name="T8">NUMER LICENCJ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13.699cm" svg:y1="10.381cm" svg:x2="15.401cm" svg:y2="9.624cm" draw:start-shape="id43" draw:start-glue-point="10" draw:end-shape="id41" draw:end-glue-point="2" svg:d="M13699 10381h1702v-757" svg:viewBox="0 0 1703 758">
          <text:p/>
        </draw:connector>
        <draw:connector draw:style-name="gr39" draw:text-style-name="P1" draw:layer="layout" svg:x1="13.504cm" svg:y1="11.035cm" svg:x2="15.401cm" svg:y2="9.624cm" draw:start-shape="id44" draw:start-glue-point="10" draw:end-shape="id41" draw:end-glue-point="2" svg:d="M13504 11035h1897v-1411" svg:viewBox="0 0 1898 1412">
          <text:p/>
        </draw:connector>
        <draw:connector draw:style-name="gr39" draw:text-style-name="P1" draw:layer="layout" svg:x1="13.553cm" svg:y1="11.713cm" svg:x2="15.401cm" svg:y2="9.624cm" draw:start-shape="id45" draw:start-glue-point="10" draw:end-shape="id41" draw:end-glue-point="2" svg:d="M13553 11713h1848v-2089" svg:viewBox="0 0 1849 2090">
          <text:p/>
        </draw:connector>
        <draw:connector draw:style-name="gr39" draw:text-style-name="P1" draw:layer="layout" svg:x1="14.3cm" svg:y1="9.409cm" svg:x2="10.247cm" svg:y2="14.104cm" draw:start-shape="id41" draw:start-glue-point="3" draw:end-shape="id35" draw:end-glue-point="4" svg:d="M14300 9409h-4053v4695" svg:viewBox="0 0 4054 4696">
          <text:p/>
        </draw:connector>
        <draw:custom-shape draw:style-name="gr21" draw:text-style-name="P2" xml:id="id47" draw:id="id47" draw:layer="layout" svg:width="2cm" svg:height="0.397cm" draw:transform="rotate (3.1401963901882) translate (13.316cm 6.086cm)">
          <text:p text:style-name="P1"><text:span text:style-name="T1">WYNIK BIEGU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22" draw:text-style-name="P3" xml:id="id46" draw:id="id46" draw:layer="layout" svg:width="1.565cm" svg:height="0.386cm" draw:transform="rotate (0.0148352986419518) translate (10.582cm 6.209cm)">
          <text:p text:style-name="P1"><text:span text:style-name="T2">TYP BIEG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8" draw:id="id48" draw:layer="layout" svg:width="1.929cm" svg:height="0.386cm" draw:transform="rotate (0.0148352986419518) translate (10.282cm 6.714cm)">
          <text:p text:style-name="P1"><text:span text:style-name="T2">WYNI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9" draw:id="id49" draw:layer="layout" svg:x1="12.151cm" svg:y1="6.378cm" svg:x2="12.317cm" svg:y2="6.084cm" draw:start-shape="id46" draw:start-glue-point="10" draw:end-shape="id47" draw:end-glue-point="2" svg:d="M12151 6378h166v-294" svg:viewBox="0 0 167 295">
          <text:p/>
        </draw:connector>
        <draw:connector draw:style-name="gr3" draw:text-style-name="P1" draw:layer="layout" draw:line-skew="-0.501cm" svg:x1="12.215cm" svg:y1="6.877cm" svg:x2="12.317cm" svg:y2="6.378cm" draw:start-shape="id48" draw:start-glue-point="10" draw:end-shape="id49" draw:end-glue-point="0" svg:d="M12215 6877h102v-499" svg:viewBox="0 0 103 500">
          <text:p/>
        </draw:connector>
        <draw:custom-shape draw:style-name="gr24" draw:text-style-name="P3" xml:id="id50" draw:id="id50" draw:layer="layout" svg:width="3.294cm" svg:height="1.098cm" draw:transform="rotate (0.00506145483078356) translate (6.917cm 5.419cm)">
          <text:p text:style-name="P1"><text:span text:style-name="T2">ZAWODNICY OSIĄGAJĄ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0.214cm" svg:y1="5.949cm" svg:x2="11.316cm" svg:y2="5.887cm" draw:start-shape="id50" draw:start-glue-point="7" draw:end-shape="id47" draw:end-glue-point="3" svg:d="M10214 5949l1102-62" svg:viewBox="0 0 1103 63">
          <text:p/>
        </draw:connector>
        <draw:frame draw:style-name="gr8" draw:text-style-name="P5" draw:layer="layout" svg:width="0.183cm" svg:height="0.581cm" draw:transform="rotate (0.00610865238198015) translate (11.032cm 5.42cm)">
          <draw:text-box draw:corner-radius="0.25cm">
            <text:p><text:span text:style-name="T3">N</text:span></text:p>
          </draw:text-box>
        </draw:frame>
        <draw:custom-shape draw:style-name="gr25" draw:text-style-name="P3" xml:id="id51" draw:id="id51" draw:layer="layout" svg:width="2.196cm" svg:height="0.892cm" draw:transform="rotate (0.00506145483078356) translate (13.817cm 5.508cm)">
          <text:p text:style-name="P1"><text:span text:style-name="T2">ZDOBY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3.819cm" svg:y1="5.953cm" svg:x2="13.316cm" svg:y2="5.884cm" draw:start-shape="id51" draw:start-glue-point="5" draw:end-shape="id47" draw:end-glue-point="1" svg:d="M13819 5953l-503-69" svg:viewBox="0 0 504 70">
          <text:p/>
        </draw:connector>
        <draw:connector draw:style-name="gr7" draw:text-style-name="P4" draw:layer="layout" draw:type="line" svg:x1="13.82cm" svg:y1="5.9cm" svg:x2="13.317cm" svg:y2="5.831cm" svg:d="M13820 5900l-503-69" svg:viewBox="0 0 504 70">
          <text:p/>
        </draw:connector>
        <draw:connector draw:style-name="gr7" draw:text-style-name="P4" draw:layer="layout" draw:type="line" svg:x1="16.016cm" svg:y1="5.941cm" svg:x2="17.101cm" svg:y2="4.183cm" draw:start-shape="id51" draw:start-glue-point="7" draw:end-shape="id16" draw:end-glue-point="3" svg:d="M16016 5941l1085-1758" svg:viewBox="0 0 1086 1759">
          <text:p/>
        </draw:connector>
        <draw:frame draw:style-name="gr8" draw:text-style-name="P5" draw:layer="layout" svg:width="0.183cm" svg:height="0.581cm" draw:transform="rotate (0.00610865238198015) translate (13.532cm 5.501cm)">
          <draw:text-box draw:corner-radius="0.25cm">
            <text:p><text:span text:style-name="T3">N</text:span></text:p>
          </draw:text-box>
        </draw:frame>
        <draw:connector draw:style-name="gr7" draw:text-style-name="P4" draw:layer="layout" draw:type="line" svg:x1="10.217cm" svg:y1="5.9cm" svg:x2="11.319cm" svg:y2="5.838cm" svg:d="M10217 5900l1102-62" svg:viewBox="0 0 1103 63">
          <text:p/>
        </draw:connector>
        <draw:connector draw:style-name="gr7" draw:text-style-name="P4" draw:layer="layout" draw:type="line" svg:x1="6.919cm" svg:y1="5.965cm" svg:x2="5.6cm" svg:y2="4.172cm" draw:start-shape="id50" draw:start-glue-point="5" draw:end-shape="id52" draw:end-glue-point="2" svg:d="M6919 5965l-1319-1793" svg:viewBox="0 0 1320 1794">
          <text:p/>
        </draw:connector>
        <draw:frame draw:style-name="gr8" draw:text-style-name="P5" draw:layer="layout" svg:width="0.183cm" svg:height="0.581cm" draw:transform="rotate (0.00610865238198015) translate (6.598cm 3.72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183cm" svg:height="0.581cm" draw:transform="rotate (0.00610865238198015) translate (10.988cm 7.402cm)">
          <draw:text-box draw:corner-radius="0.25cm">
            <text:p><text:span text:style-name="T3">N</text:span></text:p>
          </draw:text-box>
        </draw:frame>
        <draw:frame draw:style-name="gr8" draw:text-style-name="P5" draw:layer="layout" svg:width="0.183cm" svg:height="0.581cm" draw:transform="rotate (0.00610865238198015) translate (17.798cm 12.62cm)">
          <draw:text-box draw:corner-radius="0.25cm">
            <text:p><text:span text:style-name="T3">M</text:span></text:p>
          </draw:text-box>
        </draw:frame>
        <draw:custom-shape draw:style-name="gr25" draw:text-style-name="P3" draw:layer="layout" svg:width="2.196cm" svg:height="0.892cm" draw:transform="rotate (0.00506145483078356) translate (13.818cm 5.509cm)">
          <text:p text:style-name="P1"><text:span text:style-name="T2">ZDOBY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" xml:id="id53" draw:id="id53" draw:layer="layout" svg:width="1.698cm" svg:height="0.892cm" draw:transform="rotate (0.00506145483078356) translate (17.898cm 8.908cm)">
          <text:p text:style-name="P1"><text:span text:style-name="T2">TRENUJ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7.9cm" svg:y1="9.352cm" svg:x2="16.5cm" svg:y2="9.406cm" draw:start-shape="id53" draw:start-glue-point="5" draw:end-shape="id41" draw:end-glue-point="1" svg:d="M17900 9352l-1400 54" svg:viewBox="0 0 1401 55">
          <text:p/>
        </draw:connector>
        <draw:connector draw:style-name="gr7" draw:text-style-name="P4" draw:layer="layout" draw:type="line" svg:x1="19.599cm" svg:y1="9.344cm" svg:x2="21.283cm" svg:y2="8.702cm" draw:start-shape="id53" draw:start-glue-point="7" draw:end-shape="id17" draw:end-glue-point="3" svg:d="M19599 9344l1684-642" svg:viewBox="0 0 1685 643">
          <text:p/>
        </draw:connector>
        <draw:frame draw:style-name="gr8" draw:text-style-name="P5" draw:layer="layout" svg:width="0.183cm" svg:height="0.581cm" draw:transform="rotate (0.00610865238198015) translate (16.598cm 8.92cm)">
          <draw:text-box draw:corner-radius="0.25cm">
            <text:p><text:span text:style-name="T3">N</text:span></text:p>
          </draw:text-box>
        </draw:frame>
        <draw:frame draw:style-name="gr8" draw:text-style-name="P5" draw:layer="layout" svg:width="0.183cm" svg:height="0.581cm" draw:transform="rotate (0.00610865238198015) translate (20.998cm 8.401cm)">
          <draw:text-box draw:corner-radius="0.25cm">
            <text:p><text:span text:style-name="T3">1</text:span></text:p>
          </draw:text-box>
        </draw:frame>
        <draw:connector draw:style-name="gr7" draw:text-style-name="P4" draw:layer="layout" draw:type="line" svg:x1="27.2cm" svg:y1="10.9cm" svg:x2="27.064cm" svg:y2="12.423cm" svg:d="M27200 10900l-136 1523" svg:viewBox="0 0 137 1524">
          <text:p/>
        </draw:connector>
        <draw:custom-shape draw:style-name="gr40" draw:text-style-name="P3" xml:id="id54" draw:id="id54" draw:layer="layout" svg:width="2.2cm" svg:height="0.892cm" draw:transform="rotate (0.00506145483078356) translate (22.298cm 12.211cm)">
          <text:p text:style-name="P1"><text:span text:style-name="T2">SKŁADA SIĘ 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24.501cm" svg:y1="12.644cm" svg:x2="26.217cm" svg:y2="12.635cm" draw:start-shape="id54" draw:start-glue-point="7" draw:end-shape="id28" draw:end-glue-point="3" svg:d="M24501 12644l1716-9" svg:viewBox="0 0 1717 10">
          <text:p/>
        </draw:connector>
        <draw:frame draw:style-name="gr8" draw:text-style-name="P5" draw:layer="layout" svg:width="0.183cm" svg:height="0.581cm" draw:transform="rotate (0.00610865238198015) translate (26.715cm 11.701cm)">
          <draw:text-box draw:corner-radius="0.25cm">
            <text:p><text:span text:style-name="T3">1</text:span></text:p>
          </draw:text-box>
        </draw:frame>
        <draw:connector draw:style-name="gr7" draw:text-style-name="P4" draw:layer="layout" draw:type="line" svg:x1="24.5cm" svg:y1="12.709cm" svg:x2="26.216cm" svg:y2="12.7cm" svg:d="M24500 12709l1716-9" svg:viewBox="0 0 1717 10">
          <text:p/>
        </draw:connector>
        <draw:connector draw:style-name="gr7" draw:text-style-name="P4" draw:layer="layout" draw:type="line" svg:x1="22.3cm" svg:y1="12.656cm" svg:x2="18.6cm" svg:y2="4.181cm" draw:start-shape="id54" draw:start-glue-point="5" draw:end-shape="id16" draw:end-glue-point="1" svg:d="M22300 12656l-3700-8475" svg:viewBox="0 0 3701 8476">
          <text:p/>
        </draw:connector>
        <draw:custom-shape draw:style-name="gr21" draw:text-style-name="P2" xml:id="id56" draw:id="id56" draw:layer="layout" svg:width="2cm" svg:height="0.397cm" draw:transform="rotate (3.1401963901882) translate (13.116cm 4.186cm)">
          <text:p text:style-name="P1"><text:span text:style-name="T1">PŁATNOŚCI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1" draw:text-style-name="P3" xml:id="id55" draw:id="id55" draw:layer="layout" svg:width="2.65cm" svg:height="0.386cm" draw:transform="rotate (0.0148352986419518) translate (9.297cm 4.325cm)">
          <text:p text:style-name="P1"><text:span text:style-name="T2">DATA ZAKSIĘGOWA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" xml:id="id57" draw:id="id57" draw:layer="layout" svg:width="2.314cm" svg:height="0.386cm" draw:transform="rotate (0.0148352986419518) translate (9.697cm 4.82cm)">
          <text:p text:style-name="P1"><text:span text:style-name="T2">DATA ZAMÓWIE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58" draw:id="id58" draw:layer="layout" svg:x1="11.951cm" svg:y1="4.477cm" svg:x2="12.117cm" svg:y2="4.184cm" draw:start-shape="id55" draw:start-glue-point="10" draw:end-shape="id56" draw:end-glue-point="2" svg:d="M11951 4477h166v-293" svg:viewBox="0 0 167 294">
          <text:p/>
        </draw:connector>
        <draw:connector draw:style-name="gr3" draw:text-style-name="P1" draw:layer="layout" draw:line-skew="-0.501cm" svg:x1="12.015cm" svg:y1="4.978cm" svg:x2="12.117cm" svg:y2="4.477cm" draw:start-shape="id57" draw:start-glue-point="10" draw:end-shape="id58" draw:end-glue-point="0" svg:d="M12015 4978h102v-501" svg:viewBox="0 0 103 502">
          <text:p/>
        </draw:connector>
        <draw:custom-shape draw:style-name="gr24" draw:text-style-name="P3" xml:id="id59" draw:id="id59" draw:layer="layout" svg:width="3.294cm" svg:height="1.098cm" draw:transform="rotate (0.00506145483078356) translate (6.717cm 3.519cm)">
          <text:p text:style-name="P1"><text:span text:style-name="T2">OTRZYMUJĄ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0.014cm" svg:y1="4.049cm" svg:x2="11.116cm" svg:y2="3.987cm" draw:start-shape="id59" draw:start-glue-point="7" draw:end-shape="id56" draw:end-glue-point="3" svg:d="M10014 4049l1102-62" svg:viewBox="0 0 1103 63">
          <text:p/>
        </draw:connector>
        <draw:frame draw:style-name="gr8" draw:text-style-name="P5" draw:layer="layout" svg:width="0.183cm" svg:height="0.581cm" draw:transform="rotate (0.00610865238198015) translate (10.832cm 3.52cm)">
          <draw:text-box draw:corner-radius="0.25cm">
            <text:p><text:span text:style-name="T3">N</text:span></text:p>
          </draw:text-box>
        </draw:frame>
        <draw:custom-shape draw:style-name="gr25" draw:text-style-name="P3" xml:id="id60" draw:id="id60" draw:layer="layout" svg:width="2.196cm" svg:height="0.892cm" draw:transform="rotate (0.00506145483078356) translate (13.617cm 3.608cm)">
          <text:p text:style-name="P1"><text:span text:style-name="T2">ZDOBY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3.619cm" svg:y1="4.053cm" svg:x2="13.116cm" svg:y2="3.984cm" draw:start-shape="id60" draw:start-glue-point="5" draw:end-shape="id56" draw:end-glue-point="1" svg:d="M13619 4053l-503-69" svg:viewBox="0 0 504 70">
          <text:p/>
        </draw:connector>
        <draw:connector draw:style-name="gr7" draw:text-style-name="P4" draw:layer="layout" draw:type="line" svg:x1="13.62cm" svg:y1="4cm" svg:x2="13.117cm" svg:y2="3.931cm" svg:d="M13620 4000l-503-69" svg:viewBox="0 0 504 70">
          <text:p/>
        </draw:connector>
        <draw:connector draw:style-name="gr7" draw:text-style-name="P4" draw:layer="layout" draw:type="line" svg:x1="10.017cm" svg:y1="4cm" svg:x2="11.119cm" svg:y2="3.938cm" svg:d="M10017 4000l1102-62" svg:viewBox="0 0 1103 63">
          <text:p/>
        </draw:connector>
        <draw:custom-shape draw:style-name="gr25" draw:text-style-name="P3" xml:id="id61" draw:id="id61" draw:layer="layout" svg:width="2.196cm" svg:height="0.892cm" draw:transform="rotate (0.00506145483078356) translate (13.618cm 3.609cm)">
          <text:p text:style-name="P1"><text:span text:style-name="T2">DOKONUJ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5.817cm" svg:y1="4.042cm" svg:x2="17.101cm" svg:y2="4.183cm" draw:start-shape="id61" draw:start-glue-point="7" draw:end-shape="id16" draw:end-glue-point="3" svg:d="M15817 4042l1284 141" svg:viewBox="0 0 1285 142">
          <text:p/>
        </draw:connector>
        <draw:connector draw:style-name="gr7" draw:text-style-name="P4" draw:layer="layout" draw:type="line" svg:x1="6.719cm" svg:y1="4.065cm" svg:x2="5.6cm" svg:y2="4.172cm" draw:start-shape="id59" draw:start-glue-point="5" draw:end-shape="id52" draw:end-glue-point="2" svg:d="M6719 4065l-1119 107" svg:viewBox="0 0 1120 108">
          <text:p/>
        </draw:connector>
        <draw:frame draw:style-name="gr8" draw:text-style-name="P5" draw:layer="layout" svg:width="0.183cm" svg:height="0.581cm" draw:transform="rotate (0.00610865238198015) translate (6.371cm 4.702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183cm" svg:height="0.581cm" draw:transform="rotate (0.00610865238198015) translate (13.615cm 7.501cm)">
          <draw:text-box draw:corner-radius="0.25cm">
            <text:p><text:span text:style-name="T3">N</text:span></text:p>
          </draw:text-box>
        </draw:frame>
        <draw:custom-shape draw:style-name="gr30" draw:text-style-name="P2" xml:id="id63" draw:id="id63" draw:layer="layout" svg:width="2.546cm" svg:height="0.434cm" draw:transform="rotate (3.1401963901882) translate (18.926cm 13.442cm)">
          <text:p text:style-name="P1"><text:span text:style-name="T1">ĆWICZENIE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2" draw:text-style-name="P3" xml:id="id64" draw:id="id64" draw:layer="layout" svg:width="2.268cm" svg:height="0.386cm" draw:transform="rotate (0.0148352986419518) translate (19.127cm 13.434cm)">
          <text:p text:style-name="P1"><text:span text:style-name="T2">TYP ĆWICZE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" xml:id="id65" draw:id="id65" draw:layer="layout" svg:width="2.268cm" svg:height="0.386cm" draw:transform="rotate (0.0148352986419518) translate (19.127cm 13.934cm)">
          <text:p text:style-name="P1"><text:span text:style-name="T2">OCZEKIWANY WYNI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xml:id="id62" draw:id="id62" draw:layer="layout" svg:width="2.498cm" svg:height="0.892cm" draw:transform="rotate (0.00506145483078356) translate (16.425cm 14.117cm)">
          <text:p text:style-name="P1"><text:span text:style-name="T2">SKŁADA SIĘ 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7.674cm" svg:y1="14.108cm" svg:x2="17.654cm" svg:y2="13.44cm" draw:start-shape="id62" draw:start-glue-point="4" draw:end-shape="id63" draw:end-glue-point="2" svg:d="M17674 14108v-332h-20v-336" svg:viewBox="0 0 21 669">
          <text:p/>
        </draw:connector>
        <draw:connector draw:style-name="gr7" draw:text-style-name="P4" draw:layer="layout" draw:type="line" svg:x1="17.673cm" svg:y1="16.286cm" svg:x2="17.678cm" svg:y2="15.001cm" draw:start-shape="id38" draw:start-glue-point="0" draw:end-shape="id62" draw:end-glue-point="6" svg:d="M17673 16286l5-1285" svg:viewBox="0 0 6 1286">
          <text:p/>
        </draw:connector>
        <draw:frame draw:style-name="gr8" draw:text-style-name="P5" draw:layer="layout" svg:width="0.183cm" svg:height="0.581cm" draw:transform="rotate (0.00610865238198015) translate (17.815cm 15.801cm)">
          <draw:text-box draw:corner-radius="0.25cm">
            <text:p><text:span text:style-name="T3">N</text:span></text:p>
          </draw:text-box>
        </draw:frame>
        <draw:connector draw:style-name="gr7" draw:text-style-name="P4" draw:layer="layout" draw:type="line" svg:x1="11.499cm" svg:y1="14.544cm" svg:x2="16.4cm" svg:y2="16.505cm" draw:start-shape="id35" draw:start-glue-point="7" draw:end-shape="id38" svg:d="M11499 14544l4901 1961" svg:viewBox="0 0 4902 1962">
          <text:p/>
        </draw:connector>
        <draw:connector draw:style-name="gr3" draw:text-style-name="P1" draw:layer="layout" draw:line-skew="0.072cm" svg:x1="19.13cm" svg:y1="13.626cm" svg:x2="18.926cm" svg:y2="13.221cm" draw:start-shape="id64" draw:start-glue-point="6" draw:end-shape="id63" draw:end-glue-point="1" svg:d="M19130 13626h-30v-405h-174" svg:viewBox="0 0 205 406">
          <text:p/>
        </draw:connector>
        <draw:connector draw:style-name="gr3" draw:text-style-name="P1" xml:id="id69" draw:id="id69" draw:layer="layout" draw:line-skew="0.472cm -0.705cm -2.798cm" svg:x1="19.13cm" svg:y1="14.126cm" svg:x2="18.926cm" svg:y2="13.221cm" draw:start-shape="id65" draw:start-glue-point="6" draw:end-shape="id63" draw:end-glue-point="1" svg:d="M19130 14126h-30v-26-879h-174" svg:viewBox="0 0 205 906">
          <text:p/>
        </draw:connector>
        <draw:custom-shape draw:style-name="gr31" draw:text-style-name="P3" xml:id="id67" draw:id="id67" draw:layer="layout" svg:width="2.498cm" svg:height="0.892cm" draw:transform="rotate (0.00506145483078356) translate (16.398cm 10.813cm)">
          <text:p text:style-name="P1"><text:span text:style-name="T2">WYKONUJ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3" xml:id="id66" draw:id="id66" draw:layer="layout" svg:width="1.997cm" svg:height="0.386cm" draw:transform="rotate (0.0148352986419518) translate (19.197cm 11.03cm)">
          <text:p text:style-name="P1"><text:span text:style-name="T2">WYNI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9.2cm" svg:y1="11.222cm" svg:x2="18.899cm" svg:y2="11.244cm" draw:start-shape="id66" draw:start-glue-point="6" draw:end-shape="id67" draw:end-glue-point="7" svg:d="M19200 11222h-151v22h-150" svg:viewBox="0 0 302 23">
          <text:p/>
        </draw:connector>
        <draw:connector draw:style-name="gr7" draw:text-style-name="P4" draw:layer="layout" draw:type="line" svg:x1="17.647cm" svg:y1="10.804cm" svg:x2="16.5cm" svg:y2="9.406cm" draw:start-shape="id67" draw:start-glue-point="4" draw:end-shape="id41" draw:end-glue-point="1" svg:d="M17647 10804l-1147-1398" svg:viewBox="0 0 1148 1399">
          <text:p/>
        </draw:connector>
        <draw:connector draw:style-name="gr7" draw:text-style-name="P4" draw:layer="layout" draw:type="line" svg:x1="17.651cm" svg:y1="11.697cm" svg:x2="17.653cm" svg:y2="13.006cm" draw:start-shape="id67" draw:start-glue-point="6" draw:end-shape="id63" draw:end-glue-point="0" svg:d="M17651 11697l2 1309" svg:viewBox="0 0 3 1310">
          <text:p/>
        </draw:connector>
        <draw:frame draw:style-name="gr8" draw:text-style-name="P5" draw:layer="layout" svg:width="0.183cm" svg:height="0.581cm" draw:transform="rotate (0.00610865238198015) translate (16.498cm 9.601cm)">
          <draw:text-box draw:corner-radius="0.25cm">
            <text:p><text:span text:style-name="T3">N</text:span></text:p>
          </draw:text-box>
        </draw:frame>
        <draw:custom-shape draw:style-name="gr32" draw:text-style-name="P3" xml:id="id68" draw:id="id68" draw:layer="layout" svg:width="2.268cm" svg:height="0.386cm" draw:transform="rotate (0.0148352986419518) translate (19.1cm 14.434cm)">
          <text:p text:style-name="P1"><text:span text:style-name="T2">OP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19.103cm" svg:y1="14.626cm" svg:x2="19.1cm" svg:y2="14.1cm" draw:start-shape="id68" draw:start-glue-point="6" draw:end-shape="id69" draw:end-glue-point="0" svg:d="M19103 14626l-3-526" svg:viewBox="0 0 4 527">
          <text:p/>
        </draw:connector>
        <draw:frame draw:style-name="gr8" draw:text-style-name="P5" draw:layer="layout" svg:width="0.183cm" svg:height="0.581cm" draw:transform="rotate (0.00610865238198015) translate (13.898cm 8.92cm)">
          <draw:text-box draw:corner-radius="0.25cm">
            <text:p><text:span text:style-name="T3">M</text:span></text:p>
          </draw:text-box>
        </draw:frame>
        <draw:frame draw:style-name="gr8" draw:text-style-name="P5" draw:layer="layout" svg:width="0.183cm" svg:height="0.581cm" draw:transform="rotate (0.00610865238198015) translate (17.798cm 13.52cm)">
          <draw:text-box draw:corner-radius="0.25cm">
            <text:p><text:span text:style-name="T3">M</text:span></text:p>
          </draw:text-box>
        </draw:frame>
        <draw:custom-shape draw:style-name="gr33" draw:text-style-name="P3" xml:id="id71" draw:id="id71" draw:layer="layout" svg:width="1.997cm" svg:height="0.386cm" draw:transform="rotate (0.0148352986419518) translate (15.6cm 17.614cm)">
          <text:p text:style-name="P1"><text:span text:style-name="T2">C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-0.475cm" svg:x1="17.674cm" svg:y1="17.276cm" svg:x2="17.601cm" svg:y2="17.776cm" draw:start-shape="id70" draw:start-glue-point="0" draw:end-shape="id71" draw:end-glue-point="10" svg:d="M17674 17276h26v500h-99" svg:viewBox="0 0 100 501">
          <text:p/>
        </draw:connector>
        <draw:custom-shape draw:style-name="gr43" draw:text-style-name="P3" xml:id="id72" draw:id="id72" draw:layer="layout" svg:width="3.693cm" svg:height="1.419cm" draw:transform="rotate (0.00506145483078356) translate (1.9cm 10.081cm)">
          <text:p text:style-name="P1"><text:span text:style-name="T2">ZGŁASZAJĄ SIĘ 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11.467cm" svg:y1="14.595cm" svg:x2="16.368cm" svg:y2="16.556cm" svg:d="M11467 14595l4901 1961" svg:viewBox="0 0 4902 1962">
          <text:p/>
        </draw:connector>
        <draw:connector draw:style-name="gr39" draw:text-style-name="P1" draw:layer="layout" draw:line-skew="0cm 5.847cm" svg:x1="27.716cm" svg:y1="12.633cm" svg:x2="3.753cm" svg:y2="11.488cm" draw:start-shape="id28" draw:start-glue-point="1" draw:end-shape="id72" draw:end-glue-point="6" svg:d="M27716 12633h503v6567h-24466v-7712" svg:viewBox="0 0 24467 7713">
          <text:p/>
        </draw:connector>
        <draw:connector draw:style-name="gr39" draw:text-style-name="P1" draw:layer="layout" draw:line-skew="-0.402cm" svg:x1="1.902cm" svg:y1="10.787cm" svg:x2="4.068cm" svg:y2="4.09cm" draw:start-shape="id72" draw:start-glue-point="5" draw:end-shape="id6" draw:end-glue-point="3" svg:d="M1902 10787h-902v-6697h3068" svg:viewBox="0 0 3069 6698">
          <text:p/>
        </draw:connector>
        <draw:frame draw:style-name="gr8" draw:text-style-name="P5" draw:layer="layout" svg:width="0.183cm" svg:height="0.581cm" draw:transform="rotate (0.00610865238198015) translate (4.971cm 3.502cm)">
          <draw:text-box draw:corner-radius="0.25cm">
            <text:p><text:span text:style-name="T3">N</text:span></text:p>
          </draw:text-box>
        </draw:frame>
        <draw:frame draw:style-name="gr8" draw:text-style-name="P5" draw:layer="layout" svg:width="0.183cm" svg:height="0.581cm" draw:transform="rotate (0.00610865238198015) translate (28.015cm 12.92cm)">
          <draw:text-box draw:corner-radius="0.25cm">
            <text:p><text:span text:style-name="T3">M</text:span></text:p>
          </draw:text-box>
        </draw:frame>
        <draw:connector draw:style-name="gr7" draw:text-style-name="P4" draw:layer="layout" draw:type="line" svg:x1="17.7cm" svg:y1="16.285cm" svg:x2="17.705cm" svg:y2="15cm" svg:d="M17700 16285l5-1285" svg:viewBox="0 0 6 1286">
          <text:p/>
        </draw:connector>
        <draw:connector draw:style-name="gr3" draw:text-style-name="P1" draw:layer="layout" svg:x1="17.7cm" svg:y1="14.068cm" svg:x2="17.68cm" svg:y2="13.4cm" svg:d="M17700 14068v-332h-20v-336" svg:viewBox="0 0 21 669">
          <text:p/>
        </draw:connector>
        <draw:connector draw:style-name="gr7" draw:text-style-name="P4" draw:layer="layout" draw:type="line" svg:x1="17.598cm" svg:y1="11.691cm" svg:x2="17.6cm" svg:y2="13cm" svg:d="M17598 11691l2 1309" svg:viewBox="0 0 3 1310">
          <text:p/>
        </draw:connector>
        <draw:custom-shape draw:style-name="gr26" draw:text-style-name="P11" xml:id="id73" draw:id="id73" draw:layer="layout" svg:width="1.765cm" svg:height="0.386cm" draw:transform="rotate (0.0148352986419518) translate (11.527cm 2.426cm)">
          <text:p text:style-name="P1"><text:span text:style-name="T7">NR STARTOW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74" draw:id="id74" draw:layer="layout" svg:width="2.429cm" svg:height="0.386cm" draw:transform="rotate (0.0148352986419518) translate (11.466cm 2.921cm)">
          <text:p text:style-name="P1"><text:span text:style-name="T2">CZY DOPUSZCZON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svg:x1="11.53cm" svg:y1="2.618cm" svg:x2="11.15cm" svg:y2="2.407cm" draw:start-shape="id73" draw:start-glue-point="6" draw:end-shape="id18" draw:end-glue-point="6" svg:d="M11530 2618h-380v-211" svg:viewBox="0 0 381 212">
          <text:p/>
        </draw:connector>
        <draw:connector draw:style-name="gr39" draw:text-style-name="P1" draw:layer="layout" svg:x1="11.469cm" svg:y1="3.113cm" svg:x2="11.15cm" svg:y2="2.407cm" draw:start-shape="id74" draw:start-glue-point="6" draw:end-shape="id18" draw:end-glue-point="6" svg:d="M11469 3113h-319v-706" svg:viewBox="0 0 320 707">
          <text:p/>
        </draw:connector>
        <draw:frame draw:style-name="gr8" draw:text-style-name="P5" draw:layer="layout" svg:width="0.183cm" svg:height="0.581cm" draw:transform="rotate (0.00610865238198015) translate (16.598cm 6.101cm)">
          <draw:text-box draw:corner-radius="0.25cm">
            <text:p><text:span text:style-name="T3">M</text:span></text:p>
          </draw:text-box>
        </draw:frame>
        <draw:custom-shape draw:style-name="gr20" draw:text-style-name="P3" xml:id="id76" draw:id="id76" draw:layer="layout" svg:width="2.901cm" svg:height="0.594cm" draw:transform="rotate (0.00506145483078356) translate (9.8cm 0.111cm)">
          <text:p text:style-name="P1"><text:span text:style-name="T2">ZGŁASZA SIĘ 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13" xml:id="id75" draw:id="id75" draw:layer="layout" svg:width="2.168cm" svg:height="0.386cm" draw:transform="rotate (0.0148352986419518) translate (11.3cm 1.128cm)">
          <text:p text:style-name="P1"><text:span text:style-name="T9">DATA ZGŁOSZE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303cm" svg:y1="1.32cm" svg:x2="11.254cm" svg:y2="0.696cm" draw:start-shape="id75" draw:start-glue-point="6" draw:end-shape="id76" draw:end-glue-point="6" svg:d="M11303 1320h-49v-624" svg:viewBox="0 0 50 625">
          <text:p/>
        </draw:connector>
        <draw:connector draw:style-name="gr7" draw:text-style-name="P4" draw:layer="layout" draw:type="line" svg:x1="17.101cm" svg:y1="4.183cm" svg:x2="12.703cm" svg:y2="0.391cm" draw:start-shape="id16" draw:start-glue-point="3" draw:end-shape="id76" draw:end-glue-point="7" svg:d="M17101 4183l-4398-3792" svg:viewBox="0 0 4399 3793">
          <text:p/>
        </draw:connector>
        <draw:connector draw:style-name="gr7" draw:text-style-name="P4" draw:layer="layout" draw:type="line" svg:x1="9.801cm" svg:y1="0.405cm" svg:x2="5.567cm" svg:y2="4.088cm" draw:start-shape="id76" draw:start-glue-point="5" draw:end-shape="id6" svg:d="M9801 405l-4234 3683" svg:viewBox="0 0 4235 3684">
          <text:p/>
        </draw:connector>
        <draw:connector draw:style-name="gr7" draw:text-style-name="P4" draw:layer="layout" draw:type="line" svg:x1="9.734cm" svg:y1="0.4cm" svg:x2="5.5cm" svg:y2="4.083cm" svg:d="M9734 400l-4234 3683" svg:viewBox="0 0 4235 3684">
          <text:p/>
        </draw:connector>
        <draw:frame draw:style-name="gr8" draw:text-style-name="P5" draw:layer="layout" svg:width="0.183cm" svg:height="0.581cm" draw:transform="rotate (0.00610865238198015) translate (7.688cm 2.702cm)">
          <draw:text-box draw:corner-radius="0.25cm">
            <text:p><text:span text:style-name="T3">N</text:span></text:p>
          </draw:text-box>
        </draw:frame>
        <draw:custom-shape draw:style-name="gr45" draw:text-style-name="P12" xml:id="id82" draw:id="id82" draw:layer="layout" svg:width="1.897cm" svg:height="0.3cm" draw:transform="rotate (0.0136135681655558) translate (21cm 2.522cm)">
          <text:p text:style-name="P1"><text:span text:style-name="T8">USER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2" xml:id="id83" draw:id="id83" draw:layer="layout" svg:width="1.295cm" svg:height="0.399cm" draw:transform="rotate (0.0136135681655558) translate (21.1cm 2.819cm)">
          <text:p text:style-name="P1"><text:span text:style-name="T8">EMAI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line-skew="-0.015cm" svg:x1="19.8cm" svg:y1="0.659cm" svg:x2="21.002cm" svg:y2="0.626cm" draw:start-shape="id15" draw:start-glue-point="1" draw:end-shape="id77" draw:end-glue-point="6" svg:d="M19800 659h587v-33h615" svg:viewBox="0 0 1203 34">
          <text:p/>
        </draw:connector>
        <draw:connector draw:style-name="gr39" draw:text-style-name="P1" draw:layer="layout" svg:x1="21.002cm" svg:y1="1.128cm" svg:x2="19.8cm" svg:y2="0.659cm" draw:start-shape="id78" draw:start-glue-point="6" draw:end-shape="id15" draw:end-glue-point="1" svg:d="M21002 1128h-600v-469h-602" svg:viewBox="0 0 1203 470">
          <text:p/>
        </draw:connector>
        <draw:connector draw:style-name="gr39" draw:text-style-name="P1" draw:layer="layout" svg:x1="21.002cm" svg:y1="1.547cm" svg:x2="19.8cm" svg:y2="0.659cm" draw:start-shape="id79" draw:start-glue-point="6" draw:end-shape="id15" draw:end-glue-point="1" svg:d="M21002 1547h-600v-888h-602" svg:viewBox="0 0 1203 889">
          <text:p/>
        </draw:connector>
        <draw:connector draw:style-name="gr39" draw:text-style-name="P1" draw:layer="layout" svg:x1="21.039cm" svg:y1="1.919cm" svg:x2="19.8cm" svg:y2="0.659cm" draw:start-shape="id80" draw:start-glue-point="6" draw:end-shape="id15" draw:end-glue-point="1" svg:d="M21039 1919h-619v-1260h-620" svg:viewBox="0 0 1240 1261">
          <text:p/>
        </draw:connector>
        <draw:connector draw:style-name="gr39" draw:text-style-name="P1" draw:layer="layout" svg:x1="21.073cm" svg:y1="2.318cm" svg:x2="19.8cm" svg:y2="0.659cm" draw:start-shape="id81" draw:start-glue-point="6" draw:end-shape="id15" draw:end-glue-point="1" svg:d="M21073 2318h-636v-1659h-637" svg:viewBox="0 0 1274 1660">
          <text:p/>
        </draw:connector>
        <draw:connector draw:style-name="gr39" draw:text-style-name="P1" draw:layer="layout" svg:x1="21.002cm" svg:y1="2.671cm" svg:x2="19.8cm" svg:y2="0.659cm" draw:start-shape="id82" draw:start-glue-point="6" draw:end-shape="id15" draw:end-glue-point="1" svg:d="M21002 2671h-600v-2012h-602" svg:viewBox="0 0 1203 2013">
          <text:p/>
        </draw:connector>
        <draw:connector draw:style-name="gr39" draw:text-style-name="P1" draw:layer="layout" svg:x1="21.102cm" svg:y1="3.018cm" svg:x2="19.8cm" svg:y2="0.659cm" draw:start-shape="id83" draw:start-glue-point="6" draw:end-shape="id15" draw:end-glue-point="1" svg:d="M21102 3018h-650v-2359h-652" svg:viewBox="0 0 1303 2360">
          <text:p/>
        </draw:connector>
        <draw:frame draw:style-name="gr8" draw:text-style-name="P5" draw:layer="layout" svg:width="0.183cm" svg:height="0.581cm" draw:transform="rotate (0.00610865238198015) translate (15.698cm 15.801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2cm" svg:height="0.581cm" draw:transform="rotate (0.00610865238198015) translate (16.298cm 4.92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2cm" svg:height="0.581cm" draw:transform="rotate (0.00610865238198015) translate (15.998cm 3.72cm)">
          <draw:text-box draw:corner-radius="0.25cm">
            <text:p><text:span text:style-name="T3">1</text:span></text:p>
          </draw:text-box>
        </draw:frame>
        <draw:frame draw:style-name="gr8" draw:text-style-name="P5" draw:layer="layout" svg:width="0.183cm" svg:height="0.581cm" draw:transform="rotate (0.00610865238198015) translate (14.215cm 2.401cm)">
          <draw:text-box draw:corner-radius="0.25cm">
            <text:p><text:span text:style-name="T3">M</text:span></text:p>
          </draw:text-box>
        </draw:frame>
        <draw:frame draw:style-name="gr8" draw:text-style-name="P5" draw:layer="layout" svg:width="0.183cm" svg:height="0.581cm" draw:transform="rotate (0.00610865238198015) translate (13.298cm 3.501cm)">
          <draw:text-box draw:corner-radius="0.25cm">
            <text:p><text:span text:style-name="T3">N</text:span></text:p>
          </draw:text-box>
        </draw:frame>
        <draw:custom-shape draw:style-name="gr44" draw:text-style-name="P13" xml:id="id84" draw:id="id84" draw:layer="layout" svg:width="2.168cm" svg:height="0.386cm" draw:transform="rotate (0.0148352986419518) translate (6.127cm 10.532cm)">
          <text:p text:style-name="P1"><text:span text:style-name="T9">DATA ZGŁOSZENI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6.13cm" svg:y1="10.724cm" svg:x2="5.596cm" svg:y2="10.769cm" draw:start-shape="id84" draw:start-glue-point="6" draw:end-shape="id72" draw:end-glue-point="7" svg:d="M6130 10724l-534 45" svg:viewBox="0 0 535 46">
          <text:p/>
        </draw:connector>
        <draw:frame draw:style-name="gr8" draw:text-style-name="P5" draw:layer="layout" svg:width="0.183cm" svg:height="0.581cm" draw:transform="rotate (0.00610865238198015) translate (16.098cm 2.72cm)">
          <draw:text-box draw:corner-radius="0.25cm">
            <text:p><text:span text:style-name="T3">M</text:span></text:p>
          </draw:text-box>
        </draw:frame>
        <draw:frame draw:style-name="gr8" draw:text-style-name="P5" draw:layer="layout" svg:width="0.183cm" svg:height="0.581cm" draw:transform="rotate (0.00610865238198015) translate (25.871cm 12.221cm)">
          <draw:text-box draw:corner-radius="0.25cm">
            <text:p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0:48:30.634000000</meta:creation-date>
    <dc:date>2018-12-04T19:37:53.431855109</dc:date>
    <meta:editing-duration>PT2H34M40S</meta:editing-duration>
    <meta:editing-cycles>47</meta:editing-cycles>
    <meta:generator>LibreOffice/6.1.3.2$Linux_X86_64 LibreOffice_project/10$Build-2</meta:generator>
    <meta:document-statistic meta:object-count="216"/>
  </office:meta>
</office:document-meta>
</file>